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cm" fo:margin-right="0cm" fo:margin-top="0cm" fo:margin-bottom="0.339cm" style:contextual-spacing="false" fo:line-height="125%" fo:orphans="2" fo:widows="2" fo:text-indent="0cm" style:auto-text-indent="false" fo:padding-left="0cm" fo:padding-right="0cm" fo:padding-top="0cm" fo:padding-bottom="0.049cm" fo:border-left="none" fo:border-right="none" fo:border-top="none" fo:border-bottom="0.06pt solid #eaecef"/>
    </style:style>
    <style:style style:name="P2" style:family="paragraph" style:parent-style-name="Heading_20_1">
      <style:paragraph-properties fo:margin-left="0cm" fo:margin-right="0cm" fo:margin-top="0.508cm" fo:margin-bottom="0.339cm" style: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loext:opacity="100%" style:font-name="apple-system" fo:letter-spacing="normal" fo:font-style="normal" fo:font-weight="normal"/>
    </style:style>
    <style:style style:name="P3" style:family="paragraph" style:parent-style-name="Heading_20_2">
      <style:paragraph-properties fo:margin-left="0cm" fo:margin-right="0cm" fo:margin-top="0.508cm" fo:margin-bottom="0.339cm" style: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loext:opacity="100%" style:font-name="apple-system" fo:letter-spacing="normal" fo:font-style="normal" fo:font-weight="normal"/>
    </style:style>
    <style:style style:name="P4" style:family="paragraph" style:parent-style-name="Text_20_body">
      <style:paragraph-properties fo:margin-left="0cm" fo:margin-right="0cm" fo:margin-top="0cm" fo:margin-bottom="0cm" style:contextual-spacing="false" fo:orphans="2" fo:widows="2" fo:text-indent="0cm" style:auto-text-indent="false"/>
    </style:style>
    <style:style style:name="T1" style:family="text">
      <style:text-properties fo:font-variant="normal" fo:text-transform="none" fo:color="#0366d6" loext:opacity="100%" style:text-line-through-style="none" style:text-line-through-type="none" style:font-name="apple-system"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24292e" loext:opacity="100%" style:font-name="apple-system" fo:font-size="9.60000038146973pt" fo:letter-spacing="normal" fo:font-style="normal" fo:font-weight="normal"/>
    </style:style>
    <style:style style:name="T3" style:family="text">
      <style:text-properties fo:font-variant="normal" fo:text-transform="none" fo:color="#24292e" loext:opacity="100%" style:font-name="apple-system" fo:font-size="9.60000038146973pt" fo:letter-spacing="normal" fo:font-style="normal" fo:font-weight="bold"/>
    </style:style>
    <style:style style:name="T4" style:family="text">
      <style:text-properties fo:font-variant="normal" fo:text-transform="none" fo:color="#24292e" loext:opacity="100%" style:font-name="SFMono-Regular" fo:font-size="7.80000019073486pt" fo:letter-spacing="normal" fo:font-style="normal" fo:font-weight="normal" loext:padding="0cm"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a xlink:type="simple" xlink:href="http://nachoiborraies.github.io/laravel/" text:style-name="Internet_20_link" text:visited-style-name="Visited_20_Internet_20_Link"><text:span text:style-name="T1">Curso de Laravel</text:span></text:a></text:h>
      <text:h text:style-name="P2" text:outline-level="1"><text:bookmark text:name="ejercicios-propuestos---parte-1"/>Ejercicios propuestos - Parte 1</text:h>
      <text:h text:style-name="P3" text:outline-level="2"><text:bookmark text:name="ejercicio-1"/>Ejercicio 1</text:h>
      <text:p text:style-name="P4"><text:span text:style-name="T2">Crea un proyecto Laravel llamado </text:span><text:span text:style-name="Strong_20_Emphasis"><text:span text:style-name="T3">blog</text:span></text:span><text:span text:style-name="T2">. Ponlo en marcha con el comando </text:span><text:span text:style-name="Source_20_Text"><text:span text:style-name="T4">php artisan serve</text:span></text:span><text:span text:style-name="T2"> e intenta acceder a él desde el navegador. Captura la pantalla del navegador, de modo que incluya tanto la página de inicio que se muestra como la URL de la barra de direcciones. Guarda la captura como </text:span><text:span text:style-name="Source_20_Text"><text:span text:style-name="T4">captura01</text:span></text:span><text:span text:style-name="T2">, en formato JPG o PNG.</text:span></text:p>
      <text:h text:style-name="P3" text:outline-level="2"><text:bookmark text:name="ejercicio-2"/>Ejercicio 2</text:h>
      <text:p text:style-name="P4"><text:span text:style-name="T2">Sobre el proyecto del ejercicio anterior, configura un </text:span><text:span text:style-name="Emphasis"><text:span text:style-name="T2">virtual host</text:span></text:span><text:span text:style-name="T2"> en Apache con el mismo nombre de host (</text:span><text:span text:style-name="Emphasis"><text:span text:style-name="T2">blog</text:span></text:span><text:span text:style-name="T2">), y asócialo a una IP local (la que tú quieras, por ejemplo, 127.0.0.6). Prueba a acceder a la página de inicio de este nuevo proyecto (con </text:span><text:span text:style-name="Emphasis"><text:span text:style-name="T2">http://blog</text:span></text:span><text:span text:style-name="T2"> o con </text:span><text:span text:style-name="Emphasis"><text:span text:style-name="T2">http://127.0.0.6</text:span></text:span><text:span text:style-name="T2">). Captura la pantalla del navegador, mostrando la página de inicio y la URL de la barra de direcciones. Guarda la captura como </text:span><text:span text:style-name="Source_20_Text"><text:span text:style-name="T4">captura02</text:span></text:span><text:span text:style-name="T2">, en formato JPG o PNG.</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7T17:05:54.834000000</meta:creation-date>
    <dc:date>2022-09-17T17:06:29.759000000</dc:date>
    <meta:editing-duration>PT35S</meta:editing-duration>
    <meta:editing-cycles>1</meta:editing-cycles>
    <meta:document-statistic meta:table-count="0" meta:image-count="0" meta:object-count="0" meta:page-count="1" meta:paragraph-count="6" meta:word-count="147" meta:character-count="837" meta:non-whitespace-character-count="696"/>
    <meta:generator>LibreOffice/7.0.3.1$Windows_X86_64 LibreOffice_project/d7547858d014d4cf69878db179d326fc3483e082</meta:generator>
  </office:meta>
</office:document-meta>
</file>